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0.2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2.905cm" svg:y="4.81cm">
          <text:p text:style-name="P1">Fingerpr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2.905cm" svg:y="9.89cm">
          <text:p text:style-name="P1">Reply </text:p>
          <text:p text:style-name="P1">Fingerpr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14.335cm" svg:y="4.81cm">
          <text:p text:style-name="P1">Other</text:p>
          <text:p text:style-name="P1">Fingerpr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81cm" svg:x="14.335cm" svg:y="9.89cm">
          <text:p text:style-name="P1">Other Reply</text:p>
          <text:p text:style-name="P1">Fingerprin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8.62cm" svg:x2="4.81cm" svg:y2="9.89cm">
          <text:p/>
        </draw:line>
        <draw:line draw:style-name="gr2" draw:text-style-name="P1" draw:layer="layout" svg:x1="16.24cm" svg:y1="8.62cm" svg:x2="16.24cm" svg:y2="9.89cm">
          <text:p/>
        </draw:line>
        <draw:line draw:style-name="gr3" draw:text-style-name="P1" draw:layer="layout" svg:x1="7.35cm" svg:y1="11.795cm" svg:x2="14.335cm" svg:y2="11.795cm">
          <text:p/>
        </draw:line>
        <draw:line draw:style-name="gr3" draw:text-style-name="P1" draw:layer="layout" svg:x1="7.35cm" svg:y1="6.715cm" svg:x2="14.335cm" svg:y2="6.715cm">
          <text:p/>
        </draw:line>
        <draw:frame draw:style-name="gr4" draw:layer="layout" svg:width="4.693cm" svg:height="0.962cm" svg:x="8.372cm" svg:y="5.445cm">
          <draw:text-box>
            <text:p>16% crossover</text:p>
          </draw:text-box>
        </draw:frame>
        <draw:frame draw:style-name="gr4" draw:layer="layout" svg:width="4.693cm" svg:height="0.962cm" svg:x="8.372cm" svg:y="10.525cm">
          <draw:text-box>
            <text:p>27% crossover</text:p>
          </draw:text-box>
        </draw:frame>
        <draw:line draw:style-name="gr3" draw:text-style-name="P1" draw:layer="layout" svg:x1="10.525cm" svg:y1="7.35cm" svg:x2="10.525cm" svg:y2="9.89cm">
          <text:p/>
        </draw:line>
        <draw:line draw:style-name="gr2" draw:text-style-name="P1" draw:layer="layout" svg:x1="10.525cm" svg:y1="12.43cm" svg:x2="10.525cm" svg:y2="14.335cm">
          <text:p/>
        </draw:line>
        <draw:frame draw:style-name="gr4" draw:layer="layout" svg:width="7.191cm" svg:height="0.962cm" svg:x="7.15cm" svg:y="14.47cm">
          <draw:text-box>
            <text:p>Chains are 4.3% similar</text:p>
          </draw:text-box>
        </draw:frame>
        <draw:custom-shape draw:style-name="gr1" draw:text-style-name="P1" draw:layer="layout" svg:width="4.445cm" svg:height="3.175cm" svg:x="2.905cm" svg:y="14.97cm">
          <text:p text:style-name="P1">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1cm" svg:y1="13.7cm" svg:x2="4.81cm" svg:y2="14.97cm">
          <text:p/>
        </draw:line>
        <draw:line draw:style-name="gr2" draw:text-style-name="P1" draw:layer="layout" svg:x1="7.35cm" svg:y1="16.875cm" svg:x2="14.335cm" svg:y2="16.875cm">
          <text:p/>
        </draw:line>
        <draw:line draw:style-name="gr2" draw:text-style-name="P1" draw:layer="layout" svg:x1="16.24cm" svg:y1="13.7cm" svg:x2="16.24cm" svg:y2="14.97cm">
          <text:p/>
        </draw:line>
        <draw:custom-shape draw:style-name="gr5" draw:text-style-name="P1" draw:layer="layout" svg:width="4.445cm" svg:height="3.175cm" svg:x="14.335cm" svg:y="15.005cm">
          <text:p text:style-name="P1">Generated</text:p>
          <text:p text:style-name="P1">Response</text:p>
          <text:p text:style-name="P1">Finger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946cm" svg:height="0.962cm" svg:x="9.585cm" svg:y="17.007cm">
          <draw:text-box>
            <text:p>4.3%</text:p>
          </draw:text-box>
        </draw:frame>
        <draw:frame draw:style-name="gr4" draw:layer="layout" svg:width="2.119cm" svg:height="0.962cm" svg:x="16.675cm" svg:y="13.935cm">
          <draw:text-box>
            <text:p>100%</text:p>
          </draw:text-box>
        </draw:frame>
        <draw:frame draw:style-name="gr6" draw:text-style-name="P2" draw:layer="layout" svg:width="19.59cm" svg:height="2.54cm" svg:x="1cm" svg:y="1.635cm">
          <draw:text-box>
            <text:p text:style-name="P2"><text:span text:style-name="T1">Creating a Response Fingerprint</text:span></text:p>
          </draw:text-box>
        </draw:frame>
      </draw:page>
      <draw:page draw:name="page2" draw:style-name="dp1" draw:master-page-name="Default">
        <draw:frame draw:style-name="gr6" draw:text-style-name="P2" draw:layer="layout" svg:width="19.59cm" svg:height="2.54cm" svg:x="1cm" svg:y="1.635cm">
          <draw:text-box>
            <text:p text:style-name="P2"><text:span text:style-name="T1">Testing Fingerprint Similarity</text:span></text:p>
          </draw:text-box>
        </draw:frame>
        <draw:frame draw:style-name="gr7" draw:layer="layout" svg:width="15.687cm" svg:height="10.205cm" svg:x="4.175cm" svg:y="6.08cm">
          <draw:text-box>
            <text:p>Each fingerprint has a number of chains (8-word lists) and counts (reference to chain, resultant word, and number of times it occurs). A chain's strength is the total of all counts that reference it.</text:p>
            <text:p/>
            <text:p>At its core, similarity is simple equality comparison of chains with results weighted for chain strength. However, many samples will be too small for 8-chains to be accurate, so we need to take into account possible conversions to lower chain levels.</text:p>
            <text:p/>
            <text:p>Therefore, the similarity is the sum (for every chain level) of shared chains weighted for strength, divided by total chains (also weighted, of course).</text:p>
          </draw:text-box>
        </draw:frame>
      </draw:page>
      <draw:page draw:name="page3" draw:style-name="dp1" draw:master-page-name="Default">
        <draw:frame draw:style-name="gr6" draw:text-style-name="P2" draw:layer="layout" svg:width="19.59cm" svg:height="2.54cm" svg:x="1cm" svg:y="1.635cm">
          <draw:text-box>
            <text:p text:style-name="P2"><text:span text:style-name="T1">Similarity Web</text:span></text:p>
          </draw:text-box>
        </draw:frame>
        <draw:frame draw:style-name="gr7" draw:text-style-name="P3" draw:layer="layout" svg:width="15.687cm" svg:height="0.962cm" svg:x="4.175cm" svg:y="6.08cm">
          <draw:text-box>
            <text:p text:style-name="P3">When w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hilip Horger</meta:initial-creator>
    <meta:creation-date>2010-11-11T14:36:59</meta:creation-date>
    <dc:date>2010-11-15T10:43:53</dc:date>
    <dc:creator>Philip Horger</dc:creator>
    <meta:editing-duration>PT91H51M43S</meta:editing-duration>
    <meta:editing-cycles>2</meta:editing-cycles>
    <meta:generator>OpenOffice.org/3.2$Linux OpenOffice.org_project/320m19$Build-9505</meta:generator>
    <meta:document-statistic meta:object-count="25"/>
  </office:meta>
</office:document-meta>
</file>